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6.218cm"/>
        </style:tab-stops>
      </style:paragraph-properties>
      <style:text-properties fo:font-style="normal" style:font-style-asian="normal" style:font-style-complex="normal"/>
    </style:style>
    <style:style style:name="P2" style:family="paragraph" style:parent-style-name="Standard">
      <style:paragraph-properties>
        <style:tab-stops>
          <style:tab-stop style:position="6.218cm"/>
        </style:tab-stops>
      </style:paragraph-properties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st of used and typical word on the field of recruitment:</text:p>
      <text:p text:style-name="Standard"/>
      <text:p text:style-name="P1">embaucher<text:tab/><text:span text:style-name="T1">take on</text:span></text:p>
      <text:p text:style-name="P1"><text:span text:style-name="T1"><text:tab/>appoint</text:span></text:p>
      <text:p text:style-name="P1"><text:span text:style-name="T1"><text:tab/>hire</text:span></text:p>
      <text:p text:style-name="P1"><text:span text:style-name="T1"/></text:p>
      <text:p text:style-name="P1">entretien d'embauche<text:tab/><text:span text:style-name="T1">job interview</text:span></text:p>
      <text:p text:style-name="P1"><text:span text:style-name="T1"/></text:p>
      <text:p text:style-name="P1">lettre de motivation<text:tab/><text:span text:style-name="T1">covering lettre</text:span></text:p>
      <text:p text:style-name="P1"><text:span text:style-name="T1"/></text:p>
      <text:p text:style-name="P1">période d'essai<text:tab/><text:span text:style-name="T1">trial period</text:span></text:p>
      <text:p text:style-name="P1"><text:span text:style-name="T1"><text:tab/>observation period</text:span></text:p>
      <text:p text:style-name="P1"><text:span text:style-name="T1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21S</meta:editing-duration>
    <meta:editing-cycles>11</meta:editing-cycles>
    <meta:generator>OpenOffice/4.1.1$Win32 OpenOffice.org_project/411m6$Build-9775</meta:generator>
    <dc:date>2014-12-30T15:24:14.77</dc:date>
    <dc:creator>Jérémy Zogg</dc:creator>
    <meta:document-statistic meta:table-count="0" meta:image-count="0" meta:object-count="0" meta:page-count="1" meta:paragraph-count="8" meta:word-count="31" meta:character-count="205"/>
    <meta:user-defined meta:name="Info 1"/>
    <meta:user-defined meta:name="Info 2"/>
    <meta:user-defined meta:name="Info 3"/>
    <meta:user-defined meta:name="Info 4"/>
  </office:meta>
</office:document-meta>
</file>